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fo:font-style="normal" officeooo:rsid="000c7202" officeooo:paragraph-rsid="000c7202" style:font-size-asian="10.5pt" style:font-style-asian="normal" style:font-style-complex="normal"/>
    </style:style>
    <style:style style:name="P2" style:family="paragraph" style:parent-style-name="Standard">
      <style:paragraph-properties fo:text-align="justify" style:justify-single-word="false"/>
      <style:text-properties style:text-position="0% 100%" fo:language="es" fo:country="ES" fo:font-style="normal" officeooo:rsid="00165e9a" officeooo:paragraph-rsid="00165e9a" style:font-size-asian="10.5pt" style:font-style-asian="normal" style:font-style-complex="normal"/>
    </style:style>
    <style:style style:name="P3" style:family="paragraph" style:parent-style-name="Standard">
      <style:paragraph-properties fo:text-align="justify" style:justify-single-word="false"/>
      <style:text-properties style:text-position="0% 100%" fo:language="es" fo:country="ES" fo:font-style="normal" officeooo:rsid="001b2a0a" officeooo:paragraph-rsid="001b2a0a" style:font-size-asian="10.5pt" style:font-style-asian="normal" style:font-style-complex="normal"/>
    </style:style>
    <style:style style:name="P4" style:family="paragraph" style:parent-style-name="Standard">
      <style:paragraph-properties fo:text-align="justify" style:justify-single-word="false"/>
      <style:text-properties officeooo:rsid="0018dc03" officeooo:paragraph-rsid="001c2574"/>
    </style:style>
    <style:style style:name="P5" style:family="paragraph" style:parent-style-name="Standard">
      <style:paragraph-properties fo:text-align="justify" style:justify-single-word="false"/>
      <style:text-properties officeooo:rsid="0018dc03" officeooo:paragraph-rsid="001daf2d"/>
    </style:style>
    <style:style style:name="P6" style:family="paragraph" style:parent-style-name="Standard">
      <style:paragraph-properties fo:text-align="justify" style:justify-single-word="false"/>
      <style:text-properties officeooo:rsid="001daf2d" officeooo:paragraph-rsid="001daf2d"/>
    </style:style>
    <style:style style:name="P7" style:family="paragraph" style:parent-style-name="Standard">
      <style:paragraph-properties fo:line-height="100%"/>
      <style:text-properties officeooo:paragraph-rsid="0022d3fd" style:font-size-asian="18pt"/>
    </style:style>
    <style:style style:name="P8" style:family="paragraph" style:parent-style-name="Standard">
      <style:paragraph-properties fo:margin-top="0.494cm" fo:margin-bottom="0.494cm" loext:contextual-spacing="false" fo:line-height="100%"/>
      <style:text-properties style:font-name="Times New Roman" fo:font-size="12pt" officeooo:paragraph-rsid="0022d3fd" style:font-name-asian="Times New Roman" style:font-size-asian="12pt" style:language-asian="es" style:country-asian="ES" style:font-name-complex="Times New Roman" style:font-size-complex="12pt"/>
    </style:style>
    <style:style style:name="P9" style:family="paragraph" style:parent-style-name="Standard">
      <style:paragraph-properties fo:margin-top="0.494cm" fo:margin-bottom="0.494cm" loext:contextual-spacing="false" fo:line-height="100%" fo:text-align="center" style:justify-single-word="false"/>
      <style:text-properties style:font-name="Times New Roman" fo:font-size="20pt" officeooo:paragraph-rsid="0022d3fd" style:font-name-asian="Times New Roman" style:font-size-asian="20pt" style:language-asian="es" style:country-asian="ES" style:font-name-complex="Times New Roman" style:font-size-complex="20pt"/>
    </style:style>
    <style:style style:name="P10" style:family="paragraph" style:parent-style-name="Standard">
      <style:paragraph-properties fo:margin-top="0.092cm" fo:margin-bottom="0.092cm" loext:contextual-spacing="false" fo:line-height="100%"/>
      <style:text-properties style:font-name="Times New Roman" fo:font-size="12pt" officeooo:paragraph-rsid="0022d3fd" style:font-name-asian="Times New Roman" style:font-size-asian="12pt" style:language-asian="es" style:country-asian="ES" style:font-name-complex="Times New Roman" style:font-size-complex="12pt"/>
    </style:style>
    <style:style style:name="P11" style:family="paragraph" style:parent-style-name="Standard" style:list-style-name="L1">
      <style:paragraph-properties fo:text-align="justify" style:justify-single-word="false"/>
      <style:text-properties officeooo:paragraph-rsid="000c7202"/>
    </style:style>
    <style:style style:name="P12" style:family="paragraph" style:parent-style-name="Standard" style:list-style-name="L2">
      <style:paragraph-properties fo:text-align="justify" style:justify-single-word="false"/>
      <style:text-properties officeooo:paragraph-rsid="0015bc21"/>
    </style:style>
    <style:style style:name="P13" style:family="paragraph" style:parent-style-name="Standard" style:list-style-name="L1">
      <style:paragraph-properties fo:text-align="justify" style:justify-single-word="false"/>
      <style:text-properties fo:language="es" fo:country="ES" fo:font-style="normal" officeooo:rsid="000ac20f" officeooo:paragraph-rsid="000c7202" style:font-size-asian="10.5pt" style:font-style-asian="normal" style:font-style-complex="normal"/>
    </style:style>
    <style:style style:name="P14" style:family="paragraph" style:parent-style-name="Standard" style:list-style-name="L1">
      <style:paragraph-properties fo:text-align="justify" style:justify-single-word="false"/>
      <style:text-properties fo:language="es" fo:country="ES" fo:font-style="normal" officeooo:rsid="000c7202" officeooo:paragraph-rsid="000c7202" style:font-size-asian="10.5pt" style:font-style-asian="normal" style:font-style-complex="normal"/>
    </style:style>
    <style:style style:name="P15" style:family="paragraph" style:parent-style-name="Standard" style:list-style-name="L1">
      <style:paragraph-properties fo:text-align="justify" style:justify-single-word="false"/>
      <style:text-properties fo:language="es" fo:country="ES" fo:font-style="normal" officeooo:rsid="000dafed" officeooo:paragraph-rsid="000dafed" style:font-size-asian="10.5pt" style:font-style-asian="normal" style:font-style-complex="normal"/>
    </style:style>
    <style:style style:name="P16" style:family="paragraph" style:parent-style-name="Standard" style:list-style-name="L1">
      <style:paragraph-properties fo:text-align="justify" style:justify-single-word="false"/>
      <style:text-properties officeooo:rsid="000c7202" officeooo:paragraph-rsid="001041ce"/>
    </style:style>
    <style:style style:name="P17" style:family="paragraph" style:parent-style-name="Standard" style:list-style-name="L1">
      <style:paragraph-properties fo:text-align="justify" style:justify-single-word="false"/>
      <style:text-properties officeooo:rsid="000dafed" officeooo:paragraph-rsid="000dafed"/>
    </style:style>
    <style:style style:name="P18" style:family="paragraph" style:parent-style-name="Standard" style:list-style-name="L1">
      <style:paragraph-properties fo:text-align="justify" style:justify-single-word="false"/>
      <style:text-properties style:text-position="0% 100%" fo:language="es" fo:country="ES" fo:font-style="normal" officeooo:rsid="000dafed" officeooo:paragraph-rsid="000dafed" style:font-size-asian="10.5pt" style:font-style-asian="normal" style:font-style-complex="normal"/>
    </style:style>
    <style:style style:name="P19" style:family="paragraph" style:parent-style-name="Standard" style:list-style-name="L1">
      <style:paragraph-properties fo:text-align="justify" style:justify-single-word="false"/>
      <style:text-properties style:text-position="0% 100%" fo:language="es" fo:country="ES" fo:font-style="normal" officeooo:rsid="000eea0a" officeooo:paragraph-rsid="000eea0a" style:font-size-asian="10.5pt" style:font-style-asian="normal" style:font-style-complex="normal"/>
    </style:style>
    <style:style style:name="P20" style:family="paragraph" style:parent-style-name="Standard" style:list-style-name="L1">
      <style:paragraph-properties fo:text-align="justify" style:justify-single-word="false"/>
      <style:text-properties style:text-position="0% 100%" fo:language="es" fo:country="ES" fo:font-style="normal" officeooo:rsid="00111b5e" officeooo:paragraph-rsid="00111b5e" style:font-size-asian="10.5pt" style:font-style-asian="normal" style:font-style-complex="normal"/>
    </style:style>
    <style:style style:name="P21" style:family="paragraph" style:parent-style-name="Standard" style:list-style-name="L1">
      <style:paragraph-properties fo:text-align="justify" style:justify-single-word="false"/>
      <style:text-properties style:text-position="0% 100%" fo:language="es" fo:country="ES" fo:font-style="normal" officeooo:rsid="00127ff0" officeooo:paragraph-rsid="00127ff0" style:font-size-asian="10.5pt" style:font-style-asian="normal" style:font-style-complex="normal"/>
    </style:style>
    <style:style style:name="P22" style:family="paragraph" style:parent-style-name="Standard" style:list-style-name="L2">
      <style:paragraph-properties fo:text-align="justify" style:justify-single-word="false"/>
      <style:text-properties style:text-position="0% 100%" fo:language="es" fo:country="ES" fo:font-style="normal" officeooo:rsid="00127ff0" officeooo:paragraph-rsid="00127ff0" style:font-size-asian="10.5pt" style:font-style-asian="normal" style:font-style-complex="normal"/>
    </style:style>
    <style:style style:name="P23" style:family="paragraph" style:parent-style-name="Standard" style:list-style-name="L2">
      <style:paragraph-properties fo:text-align="justify" style:justify-single-word="false"/>
      <style:text-properties style:text-position="0% 100%" fo:language="es" fo:country="ES" fo:font-style="normal" officeooo:rsid="00146572" officeooo:paragraph-rsid="00146572" style:font-size-asian="10.5pt" style:font-style-asian="normal" style:font-style-complex="normal"/>
    </style:style>
    <style:style style:name="P24" style:family="paragraph" style:parent-style-name="Standard" style:list-style-name="L2">
      <style:paragraph-properties fo:text-align="justify" style:justify-single-word="false"/>
      <style:text-properties style:text-position="0% 100%" fo:language="es" fo:country="ES" fo:font-style="normal" officeooo:rsid="0015bc21" officeooo:paragraph-rsid="0015bc21" style:font-size-asian="10.5pt" style:font-style-asian="normal" style:font-style-complex="normal"/>
    </style:style>
    <style:style style:name="P25" style:family="paragraph" style:parent-style-name="Standard" style:list-style-name="L2">
      <style:text-properties style:text-position="0% 100%" fo:language="es" fo:country="ES" fo:font-style="normal" officeooo:rsid="0015bc21" officeooo:paragraph-rsid="0015bc21" style:font-size-asian="10.5pt" style:font-style-asian="normal" style:font-style-complex="normal"/>
    </style:style>
    <style:style style:name="P26" style:family="paragraph" style:parent-style-name="Standard" style:list-style-name="L2">
      <style:paragraph-properties fo:text-align="justify" style:justify-single-word="false"/>
      <style:text-properties style:text-position="0% 100%" fo:language="es" fo:country="ES" fo:font-style="normal" officeooo:rsid="00165e9a" officeooo:paragraph-rsid="00165e9a" style:font-size-asian="10.5pt" style:font-style-asian="normal" style:font-style-complex="normal"/>
    </style:style>
    <style:style style:name="P27" style:family="paragraph" style:parent-style-name="Standard">
      <style:paragraph-properties fo:text-align="justify" style:justify-single-word="false"/>
      <style:text-properties style:text-position="0% 100%" fo:language="es" fo:country="ES" fo:font-style="normal" officeooo:rsid="001b2a0a" officeooo:paragraph-rsid="001c2574" style:font-size-asian="10.5pt" style:font-style-asian="normal" style:font-style-complex="normal"/>
    </style:style>
    <style:style style:name="P28" style:family="paragraph" style:parent-style-name="Standard">
      <style:paragraph-properties fo:text-align="justify" style:justify-single-word="false"/>
      <style:text-properties style:text-position="0% 100%" fo:language="es" fo:country="ES" fo:font-style="normal" officeooo:rsid="001b2a0a" officeooo:paragraph-rsid="001daf2d" style:font-size-asian="10.5pt" style:font-style-asian="normal" style:font-style-complex="normal"/>
    </style:style>
    <style:style style:name="P29" style:family="paragraph" style:parent-style-name="Standard">
      <style:paragraph-properties fo:text-align="justify" style:justify-single-word="false"/>
      <style:text-properties style:text-position="0% 100%" fo:language="es" fo:country="ES" fo:font-style="normal" officeooo:rsid="001daf2d" officeooo:paragraph-rsid="001daf2d" style:font-size-asian="10.5pt" style:font-style-asian="normal" style:font-style-complex="normal"/>
    </style:style>
    <style:style style:name="P30" style:family="paragraph" style:parent-style-name="Standard">
      <style:text-properties style:text-position="0% 100%" fo:language="es" fo:country="ES" fo:font-style="normal" officeooo:rsid="001daf2d" officeooo:paragraph-rsid="001daf2d" style:font-size-asian="10.5pt" style:font-style-asian="normal" style:font-style-complex="normal"/>
    </style:style>
    <style:style style:name="P31" style:family="paragraph" style:parent-style-name="Standard">
      <style:paragraph-properties fo:text-align="justify" style:justify-single-word="false"/>
      <style:text-properties style:text-position="0% 100%" fo:language="es" fo:country="ES" fo:font-style="normal" officeooo:rsid="001db804" officeooo:paragraph-rsid="001daf2d" style:font-size-asian="10.5pt" style:font-style-asian="normal" style:font-style-complex="normal"/>
    </style:style>
    <style:style style:name="P32" style:family="paragraph" style:parent-style-name="Standard" style:list-style-name="L1">
      <style:paragraph-properties fo:text-align="justify" style:justify-single-word="false"/>
      <style:text-properties officeooo:rsid="000eea0a" officeooo:paragraph-rsid="000eea0a"/>
    </style:style>
    <style:style style:name="P33" style:family="paragraph" style:parent-style-name="Standard" style:list-style-name="L1">
      <style:paragraph-properties fo:text-align="justify" style:justify-single-word="false"/>
      <style:text-properties officeooo:rsid="00111b5e" officeooo:paragraph-rsid="00111b5e"/>
    </style:style>
    <style:style style:name="P34" style:family="paragraph" style:parent-style-name="Standard" style:list-style-name="L2">
      <style:paragraph-properties fo:text-align="justify" style:justify-single-word="false"/>
      <style:text-properties officeooo:rsid="00146572" officeooo:paragraph-rsid="00146572"/>
    </style:style>
    <style:style style:name="P35" style:family="paragraph" style:parent-style-name="Standard">
      <style:paragraph-properties fo:text-align="justify" style:justify-single-word="false"/>
      <style:text-properties officeooo:rsid="001db804" officeooo:paragraph-rsid="001db804"/>
    </style:style>
    <style:style style:name="P36" style:family="paragraph" style:parent-style-name="Text_20_body">
      <style:paragraph-properties fo:text-align="justify" style:justify-single-word="false"/>
      <style:text-properties officeooo:rsid="00238082" officeooo:paragraph-rsid="00238082"/>
    </style:style>
    <style:style style:name="P37" style:family="paragraph" style:parent-style-name="Text_20_body">
      <style:paragraph-properties fo:text-align="justify" style:justify-single-word="false"/>
      <style:text-properties officeooo:rsid="00238082" officeooo:paragraph-rsid="00260132"/>
    </style:style>
    <style:style style:name="P38" style:family="paragraph" style:parent-style-name="Text_20_body">
      <style:paragraph-properties fo:text-align="justify" style:justify-single-word="false"/>
      <style:text-properties officeooo:rsid="002917eb" officeooo:paragraph-rsid="002917eb"/>
    </style:style>
    <style:style style:name="P39" style:family="paragraph" style:parent-style-name="Heading_20_2">
      <style:text-properties officeooo:paragraph-rsid="0022d3fd"/>
    </style:style>
    <style:style style:name="T1" style:family="text">
      <style:text-properties fo:language="es" fo:country="ES" officeooo:rsid="000ac20f" style:font-size-asian="10.5pt"/>
    </style:style>
    <style:style style:name="T2" style:family="text">
      <style:text-properties fo:language="es" fo:country="ES" fo:font-style="italic" officeooo:rsid="000ac20f" style:font-size-asian="10.5pt" style:font-style-asian="italic" style:font-style-complex="italic"/>
    </style:style>
    <style:style style:name="T3" style:family="text">
      <style:text-properties fo:language="es" fo:country="ES" fo:font-style="italic" officeooo:rsid="000dafed" style:font-size-asian="10.5pt" style:font-style-asian="italic" style:font-style-complex="italic"/>
    </style:style>
    <style:style style:name="T4" style:family="text">
      <style:text-properties fo:language="es" fo:country="ES" fo:font-style="normal" style:font-size-asian="10.5pt" style:font-style-asian="normal" style:font-style-complex="normal"/>
    </style:style>
    <style:style style:name="T5" style:family="text">
      <style:text-properties fo:language="es" fo:country="ES" fo:font-style="normal" officeooo:rsid="000ac20f" style:font-size-asian="10.5pt" style:font-style-asian="normal" style:font-style-complex="normal"/>
    </style:style>
    <style:style style:name="T6" style:family="text">
      <style:text-properties fo:language="es" fo:country="ES" fo:font-style="normal" officeooo:rsid="000dafed" style:font-size-asian="10.5pt" style:font-style-asian="normal" style:font-style-complex="normal"/>
    </style:style>
    <style:style style:name="T7" style:family="text">
      <style:text-properties fo:language="es" fo:country="ES" fo:font-style="normal" officeooo:rsid="001041ce" style:font-size-asian="10.5pt" style:font-style-asian="normal" style:font-style-complex="normal"/>
    </style:style>
    <style:style style:name="T8" style:family="text">
      <style:text-properties style:text-position="sub 58%" fo:language="es" fo:country="ES" fo:font-style="normal" style:font-size-asian="10.5pt" style:font-style-asian="normal" style:font-style-complex="normal"/>
    </style:style>
    <style:style style:name="T9" style:family="text">
      <style:text-properties style:text-position="0% 100%" fo:language="es" fo:country="ES" fo:font-style="normal" style:font-size-asian="10.5pt" style:font-style-asian="normal" style:font-style-complex="normal"/>
    </style:style>
    <style:style style:name="T10" style:family="text">
      <style:text-properties style:text-position="0% 100%" fo:language="es" fo:country="ES" fo:font-style="normal" officeooo:rsid="001041ce" style:font-size-asian="10.5pt" style:font-style-asian="normal" style:font-style-complex="normal"/>
    </style:style>
    <style:style style:name="T11" style:family="text">
      <style:text-properties style:text-position="0% 100%" fo:language="es" fo:country="ES" fo:font-style="normal" officeooo:rsid="000dafed" style:font-size-asian="10.5pt" style:font-style-asian="normal" style:font-style-complex="normal"/>
    </style:style>
    <style:style style:name="T12" style:family="text">
      <style:text-properties style:text-position="0% 100%" fo:language="es" fo:country="ES" fo:font-style="normal" officeooo:rsid="00111b5e" style:font-size-asian="10.5pt" style:font-style-asian="normal" style:font-style-complex="normal"/>
    </style:style>
    <style:style style:name="T13" style:family="text">
      <style:text-properties style:text-position="0% 100%" fo:language="es" fo:country="ES" fo:font-style="normal" officeooo:rsid="00127ff0" style:font-size-asian="10.5pt" style:font-style-asian="normal" style:font-style-complex="normal"/>
    </style:style>
    <style:style style:name="T14" style:family="text">
      <style:text-properties style:text-position="0% 100%" fo:language="es" fo:country="ES" fo:font-style="normal" officeooo:rsid="00146572" style:font-size-asian="10.5pt" style:font-style-asian="normal" style:font-style-complex="normal"/>
    </style:style>
    <style:style style:name="T15" style:family="text">
      <style:text-properties style:text-position="0% 100%" fo:language="es" fo:country="ES" fo:font-style="normal" officeooo:rsid="0015bc21" style:font-size-asian="10.5pt" style:font-style-asian="normal" style:font-style-complex="normal"/>
    </style:style>
    <style:style style:name="T16" style:family="text">
      <style:text-properties style:text-position="0% 100%" fo:language="es" fo:country="ES" fo:font-style="normal" officeooo:rsid="00165e9a" style:font-size-asian="10.5pt" style:font-style-asian="normal" style:font-style-complex="normal"/>
    </style:style>
    <style:style style:name="T17" style:family="text">
      <style:text-properties style:text-position="0% 100%" fo:language="es" fo:country="ES" fo:font-style="normal" officeooo:rsid="0019f5ad" style:font-size-asian="10.5pt" style:font-style-asian="normal" style:font-style-complex="normal"/>
    </style:style>
    <style:style style:name="T18" style:family="text">
      <style:text-properties style:text-position="0% 100%" fo:language="es" fo:country="ES" fo:font-style="normal" officeooo:rsid="001b2a0a" style:font-size-asian="10.5pt" style:font-style-asian="normal" style:font-style-complex="normal"/>
    </style:style>
    <style:style style:name="T19" style:family="text">
      <style:text-properties style:text-position="0% 100%" fo:language="es" fo:country="ES" fo:font-style="normal" officeooo:rsid="001c2574" style:font-size-asian="10.5pt" style:font-style-asian="normal" style:font-style-complex="normal"/>
    </style:style>
    <style:style style:name="T20" style:family="text">
      <style:text-properties style:text-position="0% 100%" fo:language="es" fo:country="ES" fo:font-style="normal" officeooo:rsid="001daf2d" style:font-size-asian="10.5pt" style:font-style-asian="normal" style:font-style-complex="normal"/>
    </style:style>
    <style:style style:name="T21" style:family="text">
      <style:text-properties style:text-position="0% 100%" fo:language="es" fo:country="ES" fo:font-style="normal" officeooo:rsid="001db804" style:font-size-asian="10.5pt" style:font-style-asian="normal" style:font-style-complex="normal"/>
    </style:style>
    <style:style style:name="T22" style:family="text">
      <style:text-properties style:text-position="0% 100%" fo:language="es" fo:country="ES" fo:font-style="normal" style:font-style-asian="normal" style:font-style-complex="normal"/>
    </style:style>
    <style:style style:name="T23" style:family="text">
      <style:text-properties style:text-position="0% 100%" fo:language="es" fo:country="ES" fo:font-style="normal" officeooo:rsid="001041ce" style:font-style-asian="normal" style:font-style-complex="normal"/>
    </style:style>
    <style:style style:name="T24" style:family="text">
      <style:text-properties style:text-position="0% 100%" fo:language="es" fo:country="ES" fo:font-style="italic" officeooo:rsid="001c2574" style:font-size-asian="10.5pt" style:font-style-asian="italic" style:font-style-complex="italic"/>
    </style:style>
    <style:style style:name="T25" style:family="text">
      <style:text-properties style:text-position="0% 100%" fo:language="es" fo:country="ES" fo:font-style="italic" officeooo:rsid="001daf2d" style:font-size-asian="10.5pt" style:font-style-asian="italic" style:font-style-complex="italic"/>
    </style:style>
    <style:style style:name="T26" style:family="text">
      <style:text-properties style:text-position="0% 100%" fo:language="es" fo:country="ES" fo:font-style="italic" officeooo:rsid="001db804" style:font-size-asian="10.5pt" style:font-style-asian="italic" style:font-style-complex="italic"/>
    </style:style>
    <style:style style:name="T27" style:family="text">
      <style:text-properties style:text-position="0% 100%" style:font-name="Liberation Serif1" fo:language="es" fo:country="ES" fo:font-style="normal" officeooo:rsid="001041ce" style:font-size-asian="10.5pt" style:font-style-asian="normal" style:font-style-complex="normal"/>
    </style:style>
    <style:style style:name="T28" style:family="text">
      <style:text-properties style:text-position="0% 100%" style:font-name="Liberation Serif" fo:language="es" fo:country="ES" fo:font-style="normal" officeooo:rsid="001041ce" style:font-size-asian="10.5pt" style:font-style-asian="normal" style:font-style-complex="normal"/>
    </style:style>
    <style:style style:name="T29" style:family="text">
      <style:text-properties style:text-position="super 58%" fo:language="es" fo:country="ES" fo:font-style="normal" officeooo:rsid="001041ce" style:font-size-asian="10.5pt" style:font-style-asian="normal" style:font-style-complex="normal"/>
    </style:style>
    <style:style style:name="T30" style:family="text">
      <style:text-properties style:font-name="Liberation Serif1" fo:language="es" fo:country="ES" fo:font-style="normal" officeooo:rsid="001041ce" style:font-size-asian="10.5pt" style:font-style-asian="normal" style:font-style-complex="normal"/>
    </style:style>
    <style:style style:name="T31" style:family="text">
      <style:text-properties style:font-name="Liberation Serif" fo:language="es" fo:country="ES" fo:font-style="normal" officeooo:rsid="001041ce" style:font-size-asian="10.5pt" style:font-style-asian="normal" style:font-style-complex="normal"/>
    </style:style>
    <style:style style:name="T32" style:family="text">
      <style:text-properties officeooo:rsid="00127ff0"/>
    </style:style>
    <style:style style:name="T33" style:family="text">
      <style:text-properties officeooo:rsid="0022d3fd"/>
    </style:style>
    <style:style style:name="T34" style:family="text">
      <style:text-properties style:font-name="Times New Roman" fo:font-size="18pt" style:font-name-asian="Times New Roman" style:language-asian="es" style:country-asian="ES" style:font-name-complex="Times New Roman" style:font-size-complex="18pt"/>
    </style:style>
    <style:style style:name="T35" style:family="text">
      <style:text-properties style:font-name="Times New Roman" fo:font-size="18pt" officeooo:rsid="0022d3fd" style:font-name-asian="Times New Roman" style:language-asian="es" style:country-asian="ES" style:font-name-complex="Times New Roman" style:font-size-complex="18pt"/>
    </style:style>
    <style:style style:name="T36" style:family="text">
      <style:text-properties officeooo:rsid="00232d1e"/>
    </style:style>
    <style:style style:name="T37" style:family="text">
      <style:text-properties fo:font-style="italic" style:font-style-asian="italic" style:font-style-complex="italic"/>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fo:font-weight="normal" officeooo:rsid="00247379" style:font-style-asian="normal" style:font-weight-asian="normal" style:font-style-complex="normal" style:font-weight-complex="normal"/>
    </style:style>
    <style:style style:name="T42" style:family="text">
      <style:text-properties fo:font-style="normal" style:text-underline-style="none" fo:font-weight="normal" officeooo:rsid="00260132" style:font-style-asian="normal" style:font-weight-asian="normal" style:font-style-complex="normal" style:font-weight-complex="normal"/>
    </style:style>
    <style:style style:name="T43" style:family="text">
      <style:text-properties fo:font-style="normal" style:text-underline-style="none" fo:font-weight="normal" officeooo:rsid="00278dee" style:font-style-asian="normal" style:font-weight-asian="normal" style:font-style-complex="normal" style:font-weight-complex="normal"/>
    </style:style>
    <style:style style:name="T44" style:family="text">
      <style:text-properties fo:font-style="normal" style:text-underline-style="none" fo:font-weight="normal" officeooo:rsid="00278e77" style:font-style-asian="normal" style:font-weight-asian="normal" style:font-style-complex="normal" style:font-weight-complex="normal"/>
    </style:style>
    <text:list-style style:name="L1">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5">Fundamentos de criptografía y seguridad informática</text:span><text:span text:style-name="T34"> 201</text:span><text:span text:style-name="T35">6</text:span><text:span text:style-name="T34">/201</text:span><text:span text:style-name="T35">7</text:span></text:p>
      <text:p text:style-name="P8"/>
      <text:p text:style-name="P8"/>
      <text:p text:style-name="P8"/>
      <text:p text:style-name="P8"/>
      <text:p text:style-name="P8"/>
      <text:p text:style-name="P9">PRÁCTICA 1: <text:span text:style-name="T33">CRIPTOGRAFÍA CLÁSICA</text:span></text:p>
      <text:p text:style-name="P8"/>
      <text:p text:style-name="P8"/>
      <text:p text:style-name="P8"/>
      <text:p text:style-name="P8"/>
      <text:p text:style-name="P8"/>
      <text:p text:style-name="P8"/>
      <text:p text:style-name="P8"/>
      <text:p text:style-name="P8"/>
      <text:p text:style-name="P10">Nombres: </text:p>
      <text:p text:style-name="P10"><text:tab/>Miguel Andrés Russián Rojas</text:p>
      <text:p text:style-name="P10"><text:tab/>Víctor Martín Hernández</text:p>
      <text:p text:style-name="P8">Grupo: <text:span text:style-name="T36">1461</text:span></text:p>
      <text:h text:style-name="Heading_20_1" text:outline-level="1"><text:soft-page-break/>Ejercicio <text:span text:style-name="T32">1</text:span>: Sustitución monoalfabeto</text:h>
      <text:h text:style-name="Heading_20_2" text:outline-level="2">Método afín</text:h>
      <text:list xml:id="list5957564792989045844" text:style-name="L1">
        <text:list-header>
          <text:p text:style-name="P11"><text:span text:style-name="T1">Dentro del código a realizar, primero se abordó la funcionalidad respectiva a la captura y procesamiento de argumentos del programa, mediante la librería getopt.h. La principal fuente de aprendizaje para el uso de sus funciones fue su </text:span><text:span text:style-name="T2">manpage</text:span><text:span text:style-name="T5">, que incluye ejemplos de ejecución.</text:span></text:p>
          <text:p text:style-name="P13"/>
          <text:p text:style-name="P13">Una vez desarrollada y tras realizar unas sencillas pruebas para comprobar su funcionamiento, procedimos a generar la librería gmplib.a desde su código fuente para poder hacer uso de sus funciones de precisión arbitraria, y a partir de ahí comenzamos a desarrollar los algoritmos básicos del programa como extraer el máximo común divisor y encontrar el inverso multiplicativo con un número y módulo dados, que una vez funcionales movimos al archivo algoritmos.c, en el que desde entonces guardamos funciones cuya utilidad puede trascender el ámbito de cada ejercicio. También creamos una función encargada de buscar y guardar sólo las letras de un texto dado, pasándolas a mayúsculas, que nos serviría para las primeras pruebas de lectura y cifrado de texto.</text:p>
          <text:p text:style-name="P13"/>
          <text:p text:style-name="P14">Acabados los preliminares, lo siguiente fue implementar el cifrado y descifrado afín sobre un texto, dada su clave y el módulo sobre el que operar. Realizamos operaciones carácter a carácter y no hubo mayor inconveniente en transformar la fórmula a código gracias a la documentación y <text:s/>pulcritud del API gmplib.</text:p>
          <text:p text:style-name="P14"/>
          <text:p text:style-name="P14">Tras varias pruebas, depuración y corrección de errores (principalmente lectura y escritura de ficheros o flujos estándar), dimos el programa por terminado</text:p>
          <text:p text:style-name="P14"/>
        </text:list-header>
      </text:list>
      <text:h text:style-name="Heading_20_2" text:outline-level="2">Aplicación práctica</text:h>
      <text:list xml:id="list225856247927201" text:continue-numbering="true" text:style-name="L1">
        <text:list-header>
          <text:p text:style-name="P16"><text:span text:style-name="T4">A partir del cifrado afín anterior, decidimos mejorar su robustez </text:span><text:span text:style-name="T6">añadiendo una clave más (elevando al cuadrado el espacio de claves posibles) y creando un cifrado de flujo tipo </text:span><text:span text:style-name="T3">Cipher Blockchain</text:span><text:span text:style-name="T6"> con un 0 como vector de inicialización, de manera que se requiere el doble de texto claro que en el cifrado afín y en el principio del texto para encontrar de manera trivial las claves. </text:span><text:span text:style-name="T7">El espacio de claves en este algoritmo es de (m·</text:span><text:span text:style-name="T30">Φ</text:span><text:span text:style-name="T31">(m)</text:span><text:span text:style-name="T7">)</text:span><text:span text:style-name="T29">2</text:span><text:span text:style-name="T10">, donde m es el módulo y </text:span><text:span text:style-name="T27">Φ</text:span><text:span text:style-name="T28">(m) el número de coprimos que tiene m.</text:span></text:p>
          <text:p text:style-name="P15"/>
          <text:p text:style-name="P15">Para dos claves (a,b) y (c,d), el cifrado es el siguiente:</text:p>
          <text:p text:style-name="P15"/>
          <text:p text:style-name="P17"><text:span text:style-name="T9">Y</text:span><text:span text:style-name="T8">0 </text:span><text:span text:style-name="T9">= c · (a · X</text:span><text:span text:style-name="T8">0</text:span><text:span text:style-name="T9"> + b) + d</text:span></text:p>
          <text:p text:style-name="P17"><text:span text:style-name="T9">Y</text:span><text:span text:style-name="T8">i </text:span><text:span text:style-name="T9">= c · (a · (X</text:span><text:span text:style-name="T8">i-1</text:span><text:span text:style-name="T9">+ X</text:span><text:span text:style-name="T8">i</text:span><text:span text:style-name="T9">) + b) + d</text:span></text:p>
          <text:p text:style-name="P18"/>
          <text:p text:style-name="P17"><text:span text:style-name="T9">Siendo X</text:span><text:span text:style-name="T8">n </text:span><text:span text:style-name="T9">el carácter enésimo del texto a cifrar y Y</text:span><text:span text:style-name="T8">n </text:span><text:span text:style-name="T9">el carácter ya cifrado.</text:span></text:p>
          <text:p text:style-name="P19"/>
          <text:p text:style-name="P32"><text:span text:style-name="T9">Un ejemplo sería cifrar la palabra 'secreto' con claves (3,5) y (7,9) módulo 26, el resultado en hexadecimal sería el siguiente </text:span><text:span text:style-name="T12">(se debe</text:span><text:span text:style-name="T13">n leer los bytes de derecha a izquierda por cada 2</text:span><text:span text:style-name="T12">)</text:span><text:span text:style-name="T9">:</text:span></text:p>
          <text:p text:style-name="P19"/>
          <text:p text:style-name="P32"><text:span text:style-name="T9">0C06010E07110009<text:tab/></text:span><text:span text:style-name="T13">(en orden de red 060C0E0111070900)</text:span></text:p>
          <text:p text:style-name="P20"/>
          <text:p text:style-name="P20">Que conociendo el texto 'SECR' al principio se extraen las claves resolviendo el sistema:</text:p>
          <text:p text:style-name="P20"/>
          <text:p text:style-name="P33"><text:span text:style-name="T9">6 <text:s text:c="2"/>= </text:span><text:span text:style-name="T11">c · (a · </text:span><text:span text:style-name="T9">(0 + 83)</text:span><text:span text:style-name="T11"> + b) + d % </text:span><text:span text:style-name="T9">26</text:span></text:p>
          <text:p text:style-name="P33"><text:span text:style-name="T9">12 = </text:span><text:span text:style-name="T11">c · (a · </text:span><text:span text:style-name="T9">(83 + 69)</text:span><text:span text:style-name="T11"> + b) + d % </text:span><text:span text:style-name="T9">26</text:span></text:p>
          <text:p text:style-name="P33"><text:soft-page-break/><text:span text:style-name="T9">14 = </text:span><text:span text:style-name="T11">c · (a · </text:span><text:span text:style-name="T9">(69 + 67)</text:span><text:span text:style-name="T11"> + b) + d % </text:span><text:span text:style-name="T9">26</text:span></text:p>
          <text:p text:style-name="P33"><text:span text:style-name="T9">1 <text:s text:c="2"/>= </text:span><text:span text:style-name="T11">c · (a · </text:span><text:span text:style-name="T9">(67 + 82)</text:span><text:span text:style-name="T11"> + b) + d % </text:span><text:span text:style-name="T9">26</text:span></text:p>
          <text:p text:style-name="P21"/>
          <text:p text:style-name="P21">Resolviendo las ecuaciones diofánticas, tomando los resultados positivos mínimos, se obtiene la clave original. </text:p>
          <text:p text:style-name="P19"/>
          <text:p text:style-name="P32"><text:span text:style-name="T9">Cabe destacar todos los caracteres cifrados son tomados por su valor ASCII, y por tanto </text:span><text:span text:style-name="T10">se garantiza sólo la transformación reversible de caracteres alfabéticos en ASCII, siendo el texto resultante siempre mayúsculas.</text:span><text:span text:style-name="T9"> </text:span></text:p>
          <text:p text:style-name="P19"/>
          <text:p text:style-name="P17"><text:span text:style-name="T9">Tal y como está implementado, se puede atacar al algoritmo por bloques de una longitud arbitraria (512 caracteres), aunque no sería muy difícil cubrir esta vulnerabilidad. Se ha mantenido así para mantener el cuerpo del programa en este otros ejercicios lo más heterogéneo posible, requiriendo solo cambiar los argumentos capturados e internamente las funciones de cifrado y </text:span><text:span text:style-name="T10">descifrado.</text:span></text:p>
        </text:list-header>
      </text:list>
      <text:h text:style-name="Heading_20_1" text:outline-level="1"><text:span text:style-name="T23">E</text:span><text:span text:style-name="T22">jercicio 2: Sustitución polialfabeto</text:span></text:h>
      <text:h text:style-name="Heading_20_2" text:outline-level="2">Cifrado de Hill</text:h>
      <text:list xml:id="list2139104780108604339" text:style-name="L2">
        <text:list-header>
          <text:p text:style-name="P12"><text:span text:style-name="T13">Partiendo del código desarrollado en ejercicios anteriores, la dificultad del ejercicio recayó en implementar las funciones relativas a operaciones con matrices, como calcular el determinante de la matriz, la matriz de adjuntos, la matriz traspuesta </text:span><text:span text:style-name="T14">y</text:span><text:span text:style-name="T13"> la matriz inversa, </text:span><text:span text:style-name="T14">entre otras</text:span><text:span text:style-name="T13">, todas con un módulo dado cuando fuera pertinente.</text:span></text:p>
          <text:p text:style-name="P22"/>
          <text:p text:style-name="P22">Primero se crearon las funciones sin considerar el módulo para una comprobación más rápida de la validez de los resultados; luego se transformaron a módulo m mediante una función específica creada a ese efecto. También creamos funciones de inicialización y liberación de recursos de las matrices para aumentar la legibilidad y eficiencia de memoria del código.</text:p>
          <text:p text:style-name="P23"/>
          <text:p text:style-name="P34"><text:span text:style-name="T9">Resueltas las dependencias de funcionalidad, se procedió a realizar las funciones de cifrado y descifrado, con cabeceras intencionalmente similares a las de los algoritmos anteriores. La función de cifrado rellena la matriz a cifrar cuando no dispone de caracteres suficientes (lo cual hace trivial conocer el tamaño de la clave más probable teniendo el texto cifrado), </text:span><text:span text:style-name="T15">relleno </text:span><text:span text:style-name="T9">que luego en la parte de descifrado </text:span><text:span text:style-name="T15">se </text:span><text:span text:style-name="T9">descarta.</text:span></text:p>
          <text:p text:style-name="P24"/>
          <text:p text:style-name="P24">Tras probar el cifrado y descifrado y realizar algunos ajustes para que rellenara la matriz correctamente, se dio por terminado el desarrollo</text:p>
        </text:list-header>
      </text:list>
      <text:h text:style-name="P39" text:outline-level="2"><text:span text:style-name="T9">Cifrado de Vig</text:span><text:span text:style-name="T16">e</text:span><text:span text:style-name="T9">n</text:span><text:span text:style-name="T16">è</text:span><text:span text:style-name="T9">re</text:span></text:h>
      <text:list xml:id="list225856333314052" text:continue-numbering="true" text:style-name="L2">
        <text:list-header>
          <text:p text:style-name="P26">Siguiendo el esquema de otros ejercicios, la dificultad del ejercicio recayó en la implementación de los algoritmos de cifrado y descifrado, semejantes a los del primer ejercicio.</text:p>
          <text:p text:style-name="P26"/>
          <text:p text:style-name="P26">Una vez terminadas sendas funciones, se realizaron pruebas con textos pequeños, pero también con artículos de prensa y blogs en Internet.</text:p>
        </text:list-header>
      </text:list>
      <text:h text:style-name="Heading_20_2" text:outline-level="2">Criptoanálsis de Vigenère (incompleto)</text:h>
      <text:list xml:id="list225856198001471" text:continue-numbering="true" text:style-name="L2">
        <text:list-header>
          <text:p text:style-name="P26">Para el criptanálsis desarrollamos dos programas correspondientes a los dos métodos principales de análsis: el test de Kasiski y el método por índices de coincidencia.</text:p>
        </text:list-header>
      </text:list>
      <text:h text:style-name="Heading_20_1" text:outline-level="1"><text:soft-page-break/>Ejercicio 3: Método de transposición</text:h>
      <text:p text:style-name="P2"/>
      <text:p text:style-name="P3">Este es un método de cifrado que aunque se puede implementar como su algoritmo propio, también se puede aplicar como un caso particular del cifrado de Hill para una matriz similar a la identidad, pero con cada elemento no nulo siendo un elemento de la permutación.</text:p>
      <text:p text:style-name="P3"/>
      <text:p text:style-name="P4"><text:span text:style-name="T18">Para realizar este ejercicio comenzamos con la modificación</text:span><text:span text:style-name="T9"> </text:span><text:span text:style-name="T18">d</text:span><text:span text:style-name="T9">el código de ejercicios anteriores para capturar los argumentos necesarios. </text:span><text:span text:style-name="T19">Cabe destacar que la permutación utilizada para realizar la transposición puede ser generada de manera aleatoria (opción </text:span><text:span text:style-name="T24">-n</text:span><text:span text:style-name="T19">) o puede ser introducida por argumento al programa (opción </text:span><text:span text:style-name="T24">-p</text:span><text:span text:style-name="T19">).</text:span></text:p>
      <text:p text:style-name="P27"/>
      <text:p text:style-name="P5"><text:span text:style-name="T19">De manera que</text:span><text:span text:style-name="T9"> fue necesario crear </text:span><text:span text:style-name="T19">una función</text:span><text:span text:style-name="T9"> </text:span><text:span text:style-name="T19">que nos diese </text:span><text:span text:style-name="T17">un número aleatorio </text:span><text:span text:style-name="T19">menor que un número dado por argumento a dicha función. Esto es ya que se decidió crear una permutación ordenada, para posteriormente desordenarla utilizando como índices los números generados con la función mencionada anteriormente. Una vez </text:span><text:span text:style-name="T20">hecho lo anterior, p</text:span><text:span text:style-name="T18">rocedimos </text:span><text:span text:style-name="T20">a </text:span><text:span text:style-name="T18">crear las funciones de cifrado y descifrado. </text:span></text:p>
      <text:p text:style-name="P28"/>
      <text:p text:style-name="P5"><text:span text:style-name="T20">Empezando con la función de cifrado, algo más complicada que la de descifrado, se comprueba si el número de caracteres contenidos en el texto plano es menor, mayor o igual al tamaño de la permutación con el objetivo de añadir </text:span><text:span text:style-name="T25">padding</text:span><text:span text:style-name="T20"> en los casos necesarios. Finalmente, realizamos la transposición únicamente insertando en el orden establecido por la permutación los elementos del texto plano y, repetimos este mismo paso si es necesario (si el numero de caracteres del texto plano es mayor al tamaño de la prmutación).</text:span></text:p>
      <text:p text:style-name="P29"/>
      <text:p text:style-name="P6"><text:span text:style-name="T9">En el caso de la función de descifrado, únicamente se realiza la operación inversa al cifrado, es decir, se colocan los caracteres obtenidos del texto cifrado en las posiciones </text:span><text:span text:style-name="T21">desde 1 hasta </text:span><text:span text:style-name="T26">n</text:span><text:span text:style-name="T21">, siendo </text:span><text:span text:style-name="T26">n</text:span><text:span text:style-name="T21"> el tamaño de la permutación, de acuerdo al orden establecido en ésta.</text:span></text:p>
      <text:p text:style-name="P31"/>
      <text:p text:style-name="P35"><text:span text:style-name="T9">Para terminar, imprimimos por pantalla, o en el fichero establecido por argumento al programa, el resultado obtenido, ya sea de la función cifrado o la de descifrado.</text:span></text:p>
      <text:h text:style-name="Heading_20_1" text:outline-level="1">Ejercicio 4. Producto de criptosistemas permutación</text:h>
      <text:p text:style-name="P36">En este cuarto y último ejercicio se nos pedía realizar un criptosistema cuyos bloques estuviesen constituídos por <text:span text:style-name="T37">M x N</text:span> <text:span text:style-name="T39">elementos de texto claro, de tal forma que el texto claro fuese una consecuencia de matrices de </text:span><text:span text:style-name="T37">M</text:span><text:span text:style-name="T39"> filas y </text:span><text:span text:style-name="T38">N</text:span><text:span text:style-name="T40"> columnas.</text:span></text:p>
      <text:p text:style-name="P37"><text:span text:style-name="T40">Por tanto, </text:span><text:span text:style-name="T41">en</text:span><text:span text:style-name="T40"> </text:span><text:span text:style-name="T42">é</text:span><text:span text:style-name="T40">ste nos basamos en el anterior ejercicio, reutilizando las funciones para generar números aleatorios, crear permutaciones con un orden aleatorio y parte del código del cifrado de transposición, utilizado como permutación de filas.</text:span></text:p>
      <text:p text:style-name="P36"><text:span text:style-name="T40">Para la permutación </text:span><text:span text:style-name="T43">por</text:span><text:span text:style-name="T40"> columnas únicamente realizamos los cambios oportunos sobre el código que <text:s/>permutaba por filas. De esta manera, primeramente se realiza la permutación por filas empleando la clave (permutación) </text:span><text:span text:style-name="T38">k1</text:span><text:span text:style-name="T40"> y, posteriormente por columnas empleando la </text:span><text:span text:style-name="T44">clave</text:span><text:span text:style-name="T40"> </text:span><text:span text:style-name="T38">k2 </text:span><text:span text:style-name="T40">para obtener el texto cifrado, </text:span><text:span text:style-name="T38">C</text:span><text:span text:style-name="T40">.</text:span></text:p>
      <text:p text:style-name="P36"><text:span text:style-name="T40">Para obtener el texto descifrado, </text:span><text:span text:style-name="T38">P</text:span><text:span text:style-name="T40">, debe realizarse la operación inversa al cifrado, es decir, en un primer paso reordenar el texto por columnas de acuerdo a los valores establecidos por la permutación </text:span><text:span text:style-name="T38">k2</text:span><text:span text:style-name="T40"> y, finalmente, reordenar el texto por filas de acuerdo a los valores establecidos por la permutación </text:span><text:span text:style-name="T38">k1</text:span><text:span text:style-name="T40">.</text:span></text:p>
      <text:p text:style-name="P38"><text:soft-page-break/><text:span text:style-name="T40">También cabe destacar que, como mencionamos anteriormente, se deben pasar en este caso dos permutaciones </text:span><text:span text:style-name="T38">k1</text:span><text:span text:style-name="T40"> y </text:span><text:span text:style-name="T38">k2</text:span><text:span text:style-name="T40"> al programa para el correcto funcionamiento de éste, al contrario que en el ejercicio anterior que tan sólo se le pasaba una.</text:span></text:p>
      <text:p text:style-name="P30"/>
      <text:p text:style-name="P30"/>
      <text:list xml:id="list225855192341916" text:continue-numbering="true" text:style-name="L2">
        <text:list-header>
          <text:p text:style-name="P25"/>
        </text:list-header>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staff </meta:initial-creator>
    <meta:creation-date>2016-10-24T10:50:11.864011373</meta:creation-date>
    <dc:date>2016-10-26T22:58:54.417147460</dc:date>
    <meta:editing-duration>PT1H24M1S</meta:editing-duration>
    <meta:editing-cycles>14</meta:editing-cycles>
    <meta:generator>LibreOffice/5.1.4.2$Linux_X86_64 LibreOffice_project/10m0$Build-2</meta:generator>
    <meta:document-statistic meta:table-count="0" meta:image-count="0" meta:object-count="0" meta:page-count="5" meta:paragraph-count="52" meta:word-count="1439" meta:character-count="8841" meta:non-whitespace-character-count="7442"/>
  </office:meta>
</office:document-meta>
</file>